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Historia de Luna</text:span></text:p>
      <text:p text:style-name="P1"><text:span text:style-name="T2"><text:s/>“Entre Likes y Decisiones”</text:span></text:p>
      <text:p text:style-name="P2"><text:line-break/><text:line-break/>Luna tiene 14 años y acaba de recibir su primer celular con acceso a redes sociales. Está emocionada: quiere compartir sus dibujos, seguir a sus artistas favoritos y conectarse con sus amigas del liceo. Su perfil empieza a crecer, y con cada “me gusta” siente que su arte vale más. Pero pronto, las cosas se complican.<text:line-break/><text:line-break/><text:span text:style-name="T1">Capítulo 1: La publicación viral</text:span></text:p>
      <text:p text:style-name="P2"><text:line-break/>Luna sube un dibujo que hizo en clase. Sin esperarlo, se viraliza. Recibe cientos de comentarios, algunos positivos… pero otros crueles. Se siente confundida: ¿debería borrar la publicación? ¿Responder? ¿Ignorar?<text:line-break/><text:line-break/><text:line-break/><text:span text:style-name="T1">Capítulo 2: El mensaje desconocido</text:span></text:p>
      <text:p text:style-name="Standard"><text:line-break/>Un perfil sin foto le escribe: “Hola, me encanta tu arte. ¿Querés mostrarme más en privado?” Luna duda. El mensaje parece amable, pero algo no le cierra. ¿Es alguien real? ¿Un adulto? ¿Un bot?<text:line-break/><text:line-break/><text:line-break/><text:span text:style-name="T1">Capítulo 3: La obsesión por los likes</text:span></text:p>
      <text:p text:style-name="Standard"><text:line-break/>Luna empieza a publicar cada día. Se siente ansiosa si no recibe suficientes reacciones. Cambia su estilo para agradar más. Ya no dibuja lo que le gusta, sino lo que cree que “vende”.<text:line-break/><text:line-break/><text:line-break/><text:span text:style-name="T1"> Capítulo 4: La cadena de desinformación</text:span></text:p>
      <text:p text:style-name="Standard"><text:line-break/>Luna comparte una noticia impactante que vio en una historia. Luego descubre que era falsa. Sus compañeros la critican por difundir información sin verificar.<text:line-break/><text:line-break/><text:line-break/><text:span text:style-name="T1">Capítulo 5: El apagón digital</text:span></text:p>
      <text:p text:style-name="Standard"><text:line-break/>Después de una semana intensa, Luna decide cerrar sesión. Pasa un día sin redes. Redescubre su cuaderno de dibujo, charla con su abuela, y se siente más tranquila. Reflexiona sobre lo que aprendi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20T09:59:12.12</meta:creation-date>
    <dc:date>2025-08-20T10:04:30.70</dc:date>
    <meta:editing-duration>PT5M19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8" meta:word-count="246" meta:character-count="1497"/>
  </office:meta>
</office:document-meta>
</file>